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 of Timeout Start</text:p>
          </table:table-cell>
          <table:table-cell office:value-type="string" calcext:value-type="string">
            <text:p>Timeout Period</text:p>
          </table:table-cell>
          <table:table-cell table:number-columns-repeated="4"/>
        </table:table-row>
        <table:table-row table:style-name="ro1">
          <table:table-cell office:value-type="float" office:value="1400121340.483" calcext:value-type="float">
            <text:p>1400121340.483</text:p>
          </table:table-cell>
          <table:table-cell table:number-columns-repeated="3"/>
          <table:table-cell table:formula="of:=AVERAGE([.B3:.B109])" office:value-type="float" office:value="0.554028036438416" calcext:value-type="float">
            <text:p>0.5540280364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400121340.752" calcext:value-type="float">
            <text:p>1400121340.752</text:p>
          </table:table-cell>
          <table:table-cell table:formula="of:=[.A3]-[.A2]" office:value-type="float" office:value="0.269000053405762" calcext:value-type="float">
            <text:p>0.269000053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STDEV([.B3:.B109])" office:value-type="float" office:value="0.673207478358221" calcext:value-type="float">
            <text:p>0.6732074784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400121341.271" calcext:value-type="float">
            <text:p>1400121341.271</text:p>
          </table:table-cell>
          <table:table-cell table:formula="of:=[.A4]-[.A3]" office:value-type="float" office:value="0.518999814987183" calcext:value-type="float">
            <text:p>0.51899981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IN([.B3:.B109])" office:value-type="float" office:value="0.25" calcext:value-type="float">
            <text:p>0.2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0121341.791" calcext:value-type="float">
            <text:p>1400121341.791</text:p>
          </table:table-cell>
          <table:table-cell table:formula="of:=[.A5]-[.A4]" office:value-type="float" office:value="0.519999980926514" calcext:value-type="float">
            <text:p>0.519999980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AX([.B3:.B109])" office:value-type="float" office:value="2.39900016784668" calcext:value-type="float">
            <text:p>2.3990001678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00121342.311" calcext:value-type="float">
            <text:p>1400121342.311</text:p>
          </table:table-cell>
          <table:table-cell table:formula="of:=[.A6]-[.A5]" office:value-type="float" office:value="0.520000219345093" calcext:value-type="float">
            <text:p>0.520000219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EDIAN([.C3:.C109])" office:value-type="float" office:value="0.250999927520752" calcext:value-type="float">
            <text:p>0.2509999275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400121342.831" calcext:value-type="float">
            <text:p>1400121342.831</text:p>
          </table:table-cell>
          <table:table-cell table:formula="of:=[.A7]-[.A6]" office:value-type="float" office:value="0.519999980926514" calcext:value-type="float">
            <text:p>0.519999980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5.193" calcext:value-type="float">
            <text:p>1400121345.193</text:p>
          </table:table-cell>
          <table:table-cell table:formula="of:=[.A8]-[.A7]" office:value-type="float" office:value="2.36199998855591" calcext:value-type="float">
            <text:p>2.3619999886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5.444" calcext:value-type="float">
            <text:p>1400121345.444</text:p>
          </table:table-cell>
          <table:table-cell table:formula="of:=[.A9]-[.A8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5.695" calcext:value-type="float">
            <text:p>1400121345.695</text:p>
          </table:table-cell>
          <table:table-cell table:formula="of:=[.A10]-[.A9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5.946" calcext:value-type="float">
            <text:p>1400121345.946</text:p>
          </table:table-cell>
          <table:table-cell table:formula="of:=[.A11]-[.A10]" office:value-type="float" office:value="0.251000165939331" calcext:value-type="float">
            <text:p>0.251000165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6.197" calcext:value-type="float">
            <text:p>1400121346.197</text:p>
          </table:table-cell>
          <table:table-cell table:formula="of:=[.A12]-[.A11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6.447" calcext:value-type="float">
            <text:p>1400121346.447</text:p>
          </table:table-cell>
          <table:table-cell table:formula="of:=[.A13]-[.A12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8.312" calcext:value-type="float">
            <text:p>1400121348.312</text:p>
          </table:table-cell>
          <table:table-cell table:formula="of:=[.A14]-[.A13]" office:value-type="float" office:value="1.86500000953674" calcext:value-type="float">
            <text:p>1.865000009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8.563" calcext:value-type="float">
            <text:p>1400121348.563</text:p>
          </table:table-cell>
          <table:table-cell table:formula="of:=[.A15]-[.A14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8.814" calcext:value-type="float">
            <text:p>1400121348.814</text:p>
          </table:table-cell>
          <table:table-cell table:formula="of:=[.A16]-[.A15]" office:value-type="float" office:value="0.250999927520752" calcext:value-type="float">
            <text:p>0.250999927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9.065" calcext:value-type="float">
            <text:p>1400121349.065</text:p>
          </table:table-cell>
          <table:table-cell table:formula="of:=[.A17]-[.A16]" office:value-type="float" office:value="0.251000165939331" calcext:value-type="float">
            <text:p>0.251000165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9.315" calcext:value-type="float">
            <text:p>1400121349.315</text:p>
          </table:table-cell>
          <table:table-cell table:formula="of:=[.A18]-[.A17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349.591" calcext:value-type="float">
            <text:p>1400121349.591</text:p>
          </table:table-cell>
          <table:table-cell table:formula="of:=[.A19]-[.A18]" office:value-type="float" office:value="0.276000022888184" calcext:value-type="float">
            <text:p>0.276000022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1.949" calcext:value-type="float">
            <text:p>1400121351.949</text:p>
          </table:table-cell>
          <table:table-cell table:formula="of:=[.A20]-[.A19]" office:value-type="float" office:value="2.35799980163574" calcext:value-type="float">
            <text:p>2.3579998016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2.199" calcext:value-type="float">
            <text:p>1400121352.199</text:p>
          </table:table-cell>
          <table:table-cell table:formula="of:=[.A21]-[.A20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2.45" calcext:value-type="float">
            <text:p>1400121352.45</text:p>
          </table:table-cell>
          <table:table-cell table:formula="of:=[.A22]-[.A21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2.701" calcext:value-type="float">
            <text:p>1400121352.701</text:p>
          </table:table-cell>
          <table:table-cell table:formula="of:=[.A23]-[.A22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2.952" calcext:value-type="float">
            <text:p>1400121352.952</text:p>
          </table:table-cell>
          <table:table-cell table:formula="of:=[.A24]-[.A23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3.202" calcext:value-type="float">
            <text:p>1400121353.202</text:p>
          </table:table-cell>
          <table:table-cell table:formula="of:=[.A25]-[.A24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5.206" calcext:value-type="float">
            <text:p>1400121355.206</text:p>
          </table:table-cell>
          <table:table-cell table:formula="of:=[.A26]-[.A25]" office:value-type="float" office:value="2.00400018692017" calcext:value-type="float">
            <text:p>2.004000186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5.457" calcext:value-type="float">
            <text:p>1400121355.457</text:p>
          </table:table-cell>
          <table:table-cell table:formula="of:=[.A27]-[.A26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5.708" calcext:value-type="float">
            <text:p>1400121355.708</text:p>
          </table:table-cell>
          <table:table-cell table:formula="of:=[.A28]-[.A27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5.959" calcext:value-type="float">
            <text:p>1400121355.959</text:p>
          </table:table-cell>
          <table:table-cell table:formula="of:=[.A29]-[.A28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6.21" calcext:value-type="float">
            <text:p>1400121356.21</text:p>
          </table:table-cell>
          <table:table-cell table:formula="of:=[.A30]-[.A29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6.46" calcext:value-type="float">
            <text:p>1400121356.46</text:p>
          </table:table-cell>
          <table:table-cell table:formula="of:=[.A31]-[.A30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8.546" calcext:value-type="float">
            <text:p>1400121358.546</text:p>
          </table:table-cell>
          <table:table-cell table:formula="of:=[.A32]-[.A31]" office:value-type="float" office:value="2.08599996566772" calcext:value-type="float">
            <text:p>2.0859999657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8.797" calcext:value-type="float">
            <text:p>1400121358.797</text:p>
          </table:table-cell>
          <table:table-cell table:formula="of:=[.A33]-[.A32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9.048" calcext:value-type="float">
            <text:p>1400121359.048</text:p>
          </table:table-cell>
          <table:table-cell table:formula="of:=[.A34]-[.A33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9.299" calcext:value-type="float">
            <text:p>1400121359.299</text:p>
          </table:table-cell>
          <table:table-cell table:formula="of:=[.A35]-[.A34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9.549" calcext:value-type="float">
            <text:p>1400121359.549</text:p>
          </table:table-cell>
          <table:table-cell table:formula="of:=[.A36]-[.A35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59.799" calcext:value-type="float">
            <text:p>1400121359.799</text:p>
          </table:table-cell>
          <table:table-cell table:formula="of:=[.A37]-[.A36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2.151" calcext:value-type="float">
            <text:p>1400121362.151</text:p>
          </table:table-cell>
          <table:table-cell table:formula="of:=[.A38]-[.A37]" office:value-type="float" office:value="2.35199999809265" calcext:value-type="float">
            <text:p>2.3519999981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2.401" calcext:value-type="float">
            <text:p>1400121362.401</text:p>
          </table:table-cell>
          <table:table-cell table:formula="of:=[.A39]-[.A38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2.652" calcext:value-type="float">
            <text:p>1400121362.652</text:p>
          </table:table-cell>
          <table:table-cell table:formula="of:=[.A40]-[.A39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2.903" calcext:value-type="float">
            <text:p>1400121362.903</text:p>
          </table:table-cell>
          <table:table-cell table:formula="of:=[.A41]-[.A40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3.155" calcext:value-type="float">
            <text:p>1400121363.155</text:p>
          </table:table-cell>
          <table:table-cell table:formula="of:=[.A42]-[.A41]" office:value-type="float" office:value="0.251999855041504" calcext:value-type="float">
            <text:p>0.25199985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3.405" calcext:value-type="float">
            <text:p>1400121363.405</text:p>
          </table:table-cell>
          <table:table-cell table:formula="of:=[.A43]-[.A42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5.441" calcext:value-type="float">
            <text:p>1400121365.441</text:p>
          </table:table-cell>
          <table:table-cell table:formula="of:=[.A44]-[.A43]" office:value-type="float" office:value="2.03600001335144" calcext:value-type="float">
            <text:p>2.0360000134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5.691" calcext:value-type="float">
            <text:p>1400121365.691</text:p>
          </table:table-cell>
          <table:table-cell table:formula="of:=[.A45]-[.A44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5.942" calcext:value-type="float">
            <text:p>1400121365.942</text:p>
          </table:table-cell>
          <table:table-cell table:formula="of:=[.A46]-[.A45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6.193" calcext:value-type="float">
            <text:p>1400121366.193</text:p>
          </table:table-cell>
          <table:table-cell table:formula="of:=[.A47]-[.A46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6.444" calcext:value-type="float">
            <text:p>1400121366.444</text:p>
          </table:table-cell>
          <table:table-cell table:formula="of:=[.A48]-[.A47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6.695" calcext:value-type="float">
            <text:p>1400121366.695</text:p>
          </table:table-cell>
          <table:table-cell table:formula="of:=[.A49]-[.A48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8.951" calcext:value-type="float">
            <text:p>1400121368.951</text:p>
          </table:table-cell>
          <table:table-cell table:formula="of:=[.A50]-[.A49]" office:value-type="float" office:value="2.25600004196167" calcext:value-type="float">
            <text:p>2.256000042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9.202" calcext:value-type="float">
            <text:p>1400121369.202</text:p>
          </table:table-cell>
          <table:table-cell table:formula="of:=[.A51]-[.A50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9.453" calcext:value-type="float">
            <text:p>1400121369.453</text:p>
          </table:table-cell>
          <table:table-cell table:formula="of:=[.A52]-[.A51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9.705" calcext:value-type="float">
            <text:p>1400121369.705</text:p>
          </table:table-cell>
          <table:table-cell table:formula="of:=[.A53]-[.A52]" office:value-type="float" office:value="0.251999855041504" calcext:value-type="float">
            <text:p>0.25199985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69.956" calcext:value-type="float">
            <text:p>1400121369.956</text:p>
          </table:table-cell>
          <table:table-cell table:formula="of:=[.A54]-[.A53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0.206" calcext:value-type="float">
            <text:p>1400121370.206</text:p>
          </table:table-cell>
          <table:table-cell table:formula="of:=[.A55]-[.A54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2.05" calcext:value-type="float">
            <text:p>1400121372.05</text:p>
          </table:table-cell>
          <table:table-cell table:formula="of:=[.A56]-[.A55]" office:value-type="float" office:value="1.8439998626709" calcext:value-type="float">
            <text:p>1.8439998627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2.301" calcext:value-type="float">
            <text:p>1400121372.301</text:p>
          </table:table-cell>
          <table:table-cell table:formula="of:=[.A57]-[.A56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2.551" calcext:value-type="float">
            <text:p>1400121372.551</text:p>
          </table:table-cell>
          <table:table-cell table:formula="of:=[.A58]-[.A57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2.802" calcext:value-type="float">
            <text:p>1400121372.802</text:p>
          </table:table-cell>
          <table:table-cell table:formula="of:=[.A59]-[.A58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3.053" calcext:value-type="float">
            <text:p>1400121373.053</text:p>
          </table:table-cell>
          <table:table-cell table:formula="of:=[.A60]-[.A59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3.304" calcext:value-type="float">
            <text:p>1400121373.304</text:p>
          </table:table-cell>
          <table:table-cell table:formula="of:=[.A61]-[.A60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375.271" calcext:value-type="float">
            <text:p>1400121375.271</text:p>
          </table:table-cell>
          <table:table-cell table:formula="of:=[.A62]-[.A61]" office:value-type="float" office:value="1.96700000762939" calcext:value-type="float">
            <text:p>1.9670000076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5.522" calcext:value-type="float">
            <text:p>1400121375.522</text:p>
          </table:table-cell>
          <table:table-cell table:formula="of:=[.A63]-[.A62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5.773" calcext:value-type="float">
            <text:p>1400121375.773</text:p>
          </table:table-cell>
          <table:table-cell table:formula="of:=[.A64]-[.A63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6.024" calcext:value-type="float">
            <text:p>1400121376.024</text:p>
          </table:table-cell>
          <table:table-cell table:formula="of:=[.A65]-[.A64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6.275" calcext:value-type="float">
            <text:p>1400121376.275</text:p>
          </table:table-cell>
          <table:table-cell table:formula="of:=[.A66]-[.A65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6.791" calcext:value-type="float">
            <text:p>1400121376.791</text:p>
          </table:table-cell>
          <table:table-cell table:formula="of:=[.A67]-[.A66]" office:value-type="float" office:value="0.515999794006348" calcext:value-type="float">
            <text:p>0.515999794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9.19" calcext:value-type="float">
            <text:p>1400121379.19</text:p>
          </table:table-cell>
          <table:table-cell table:formula="of:=[.A68]-[.A67]" office:value-type="float" office:value="2.39900016784668" calcext:value-type="float">
            <text:p>2.3990001678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9.441" calcext:value-type="float">
            <text:p>1400121379.441</text:p>
          </table:table-cell>
          <table:table-cell table:formula="of:=[.A69]-[.A68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9.692" calcext:value-type="float">
            <text:p>1400121379.692</text:p>
          </table:table-cell>
          <table:table-cell table:formula="of:=[.A70]-[.A69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79.943" calcext:value-type="float">
            <text:p>1400121379.943</text:p>
          </table:table-cell>
          <table:table-cell table:formula="of:=[.A71]-[.A70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0.194" calcext:value-type="float">
            <text:p>1400121380.194</text:p>
          </table:table-cell>
          <table:table-cell table:formula="of:=[.A72]-[.A71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0.445" calcext:value-type="float">
            <text:p>1400121380.445</text:p>
          </table:table-cell>
          <table:table-cell table:formula="of:=[.A73]-[.A72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2.734" calcext:value-type="float">
            <text:p>1400121382.734</text:p>
          </table:table-cell>
          <table:table-cell table:formula="of:=[.A74]-[.A73]" office:value-type="float" office:value="2.28900003433228" calcext:value-type="float">
            <text:p>2.2890000343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2.985" calcext:value-type="float">
            <text:p>1400121382.985</text:p>
          </table:table-cell>
          <table:table-cell table:formula="of:=[.A75]-[.A74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3.235" calcext:value-type="float">
            <text:p>1400121383.235</text:p>
          </table:table-cell>
          <table:table-cell table:formula="of:=[.A76]-[.A75]" office:value-type="float" office:value="0.25" calcext:value-type="float">
            <text:p>0.2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3.486" calcext:value-type="float">
            <text:p>1400121383.486</text:p>
          </table:table-cell>
          <table:table-cell table:formula="of:=[.A77]-[.A76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3.737" calcext:value-type="float">
            <text:p>1400121383.737</text:p>
          </table:table-cell>
          <table:table-cell table:formula="of:=[.A78]-[.A77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3.988" calcext:value-type="float">
            <text:p>1400121383.988</text:p>
          </table:table-cell>
          <table:table-cell table:formula="of:=[.A79]-[.A78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5.827" calcext:value-type="float">
            <text:p>1400121385.827</text:p>
          </table:table-cell>
          <table:table-cell table:formula="of:=[.A80]-[.A79]" office:value-type="float" office:value="1.83899998664856" calcext:value-type="float">
            <text:p>1.8389999866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6.079" calcext:value-type="float">
            <text:p>1400121386.079</text:p>
          </table:table-cell>
          <table:table-cell table:formula="of:=[.A81]-[.A80]" office:value-type="float" office:value="0.252000093460083" calcext:value-type="float">
            <text:p>0.252000093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386.33" calcext:value-type="float">
            <text:p>1400121386.33</text:p>
          </table:table-cell>
          <table:table-cell table:formula="of:=[.A82]-[.A81]" office:value-type="float" office:value="0.250999927520752" calcext:value-type="float">
            <text:p>0.2509999275</text:p>
          </table:table-cell>
          <table:table-cell office:value-type="float" office:value="0.251999855041504" calcext:value-type="float">
            <text:p>0.251999855</text:p>
          </table:table-cell>
          <table:table-cell table:number-columns-repeated="3"/>
        </table:table-row>
        <table:table-row table:style-name="ro1">
          <table:table-cell office:value-type="float" office:value="1400121386.581" calcext:value-type="float">
            <text:p>1400121386.581</text:p>
          </table:table-cell>
          <table:table-cell table:formula="of:=[.A83]-[.A82]" office:value-type="float" office:value="0.251000165939331" calcext:value-type="float">
            <text:p>0.2510001659</text:p>
          </table:table-cell>
          <table:table-cell office:value-type="float" office:value="0.251999855041504" calcext:value-type="float">
            <text:p>0.251999855</text:p>
          </table:table-cell>
          <table:table-cell table:number-columns-repeated="3"/>
        </table:table-row>
        <table:table-row table:style-name="ro1">
          <table:table-cell office:value-type="float" office:value="1400121386.832" calcext:value-type="float">
            <text:p>1400121386.832</text:p>
          </table:table-cell>
          <table:table-cell table:formula="of:=[.A84]-[.A83]" office:value-type="float" office:value="0.250999927520752" calcext:value-type="float">
            <text:p>0.2509999275</text:p>
          </table:table-cell>
          <table:table-cell office:value-type="float" office:value="0.252000093460083" calcext:value-type="float">
            <text:p>0.2520000935</text:p>
          </table:table-cell>
          <table:table-cell table:number-columns-repeated="3"/>
        </table:table-row>
        <table:table-row table:style-name="ro1">
          <table:table-cell office:value-type="float" office:value="1400121387.082" calcext:value-type="float">
            <text:p>1400121387.082</text:p>
          </table:table-cell>
          <table:table-cell table:formula="of:=[.A85]-[.A84]" office:value-type="float" office:value="0.25" calcext:value-type="float">
            <text:p>0.25</text:p>
          </table:table-cell>
          <table:table-cell office:value-type="float" office:value="0.252000093460083" calcext:value-type="float">
            <text:p>0.2520000935</text:p>
          </table:table-cell>
          <table:table-cell table:number-columns-repeated="3"/>
        </table:table-row>
        <table:table-row table:style-name="ro1">
          <table:table-cell office:value-type="float" office:value="1400121388.912" calcext:value-type="float">
            <text:p>1400121388.912</text:p>
          </table:table-cell>
          <table:table-cell table:formula="of:=[.A86]-[.A85]" office:value-type="float" office:value="1.82999992370605" calcext:value-type="float">
            <text:p>1.8299999237</text:p>
          </table:table-cell>
          <table:table-cell office:value-type="float" office:value="0.269000053405762" calcext:value-type="float">
            <text:p>0.2690000534</text:p>
          </table:table-cell>
          <table:table-cell table:number-columns-repeated="3"/>
        </table:table-row>
        <table:table-row table:style-name="ro1">
          <table:table-cell office:value-type="float" office:value="1400121389.163" calcext:value-type="float">
            <text:p>1400121389.163</text:p>
          </table:table-cell>
          <table:table-cell table:formula="of:=[.A87]-[.A86]" office:value-type="float" office:value="0.251000165939331" calcext:value-type="float">
            <text:p>0.2510001659</text:p>
          </table:table-cell>
          <table:table-cell office:value-type="float" office:value="0.276000022888184" calcext:value-type="float">
            <text:p>0.2760000229</text:p>
          </table:table-cell>
          <table:table-cell table:number-columns-repeated="3"/>
        </table:table-row>
        <table:table-row table:style-name="ro1">
          <table:table-cell office:value-type="float" office:value="1400121389.414" calcext:value-type="float">
            <text:p>1400121389.414</text:p>
          </table:table-cell>
          <table:table-cell table:formula="of:=[.A88]-[.A87]" office:value-type="float" office:value="0.250999927520752" calcext:value-type="float">
            <text:p>0.2509999275</text:p>
          </table:table-cell>
          <table:table-cell office:value-type="float" office:value="0.515999794006348" calcext:value-type="float">
            <text:p>0.515999794</text:p>
          </table:table-cell>
          <table:table-cell table:number-columns-repeated="3"/>
        </table:table-row>
        <table:table-row table:style-name="ro1">
          <table:table-cell office:value-type="float" office:value="1400121389.665" calcext:value-type="float">
            <text:p>1400121389.665</text:p>
          </table:table-cell>
          <table:table-cell table:formula="of:=[.A89]-[.A88]" office:value-type="float" office:value="0.250999927520752" calcext:value-type="float">
            <text:p>0.2509999275</text:p>
          </table:table-cell>
          <table:table-cell office:value-type="float" office:value="0.518999814987183" calcext:value-type="float">
            <text:p>0.518999815</text:p>
          </table:table-cell>
          <table:table-cell table:number-columns-repeated="3"/>
        </table:table-row>
        <table:table-row table:style-name="ro1">
          <table:table-cell office:value-type="float" office:value="1400121389.916" calcext:value-type="float">
            <text:p>1400121389.916</text:p>
          </table:table-cell>
          <table:table-cell table:formula="of:=[.A90]-[.A89]" office:value-type="float" office:value="0.250999927520752" calcext:value-type="float">
            <text:p>0.2509999275</text:p>
          </table:table-cell>
          <table:table-cell office:value-type="float" office:value="0.519999980926514" calcext:value-type="float">
            <text:p>0.5199999809</text:p>
          </table:table-cell>
          <table:table-cell table:number-columns-repeated="3"/>
        </table:table-row>
        <table:table-row table:style-name="ro1">
          <table:table-cell office:value-type="float" office:value="1400121390.167" calcext:value-type="float">
            <text:p>1400121390.167</text:p>
          </table:table-cell>
          <table:table-cell table:formula="of:=[.A91]-[.A90]" office:value-type="float" office:value="0.251000165939331" calcext:value-type="float">
            <text:p>0.2510001659</text:p>
          </table:table-cell>
          <table:table-cell office:value-type="float" office:value="0.519999980926514" calcext:value-type="float">
            <text:p>0.5199999809</text:p>
          </table:table-cell>
          <table:table-cell table:number-columns-repeated="3"/>
        </table:table-row>
        <table:table-row table:style-name="ro1">
          <table:table-cell office:value-type="float" office:value="1400121392.004" calcext:value-type="float">
            <text:p>1400121392.004</text:p>
          </table:table-cell>
          <table:table-cell table:formula="of:=[.A92]-[.A91]" office:value-type="float" office:value="1.83699989318848" calcext:value-type="float">
            <text:p>1.8369998932</text:p>
          </table:table-cell>
          <table:table-cell office:value-type="float" office:value="0.520000219345093" calcext:value-type="float">
            <text:p>0.5200002193</text:p>
          </table:table-cell>
          <table:table-cell table:number-columns-repeated="3"/>
        </table:table-row>
        <table:table-row table:style-name="ro1">
          <table:table-cell office:value-type="float" office:value="1400121392.255" calcext:value-type="float">
            <text:p>1400121392.255</text:p>
          </table:table-cell>
          <table:table-cell table:formula="of:=[.A93]-[.A92]" office:value-type="float" office:value="0.251000165939331" calcext:value-type="float">
            <text:p>0.2510001659</text:p>
          </table:table-cell>
          <table:table-cell office:value-type="float" office:value="1.82500004768372" calcext:value-type="float">
            <text:p>1.8250000477</text:p>
          </table:table-cell>
          <table:table-cell table:number-columns-repeated="3"/>
        </table:table-row>
        <table:table-row table:style-name="ro1">
          <table:table-cell office:value-type="float" office:value="1400121392.506" calcext:value-type="float">
            <text:p>1400121392.506</text:p>
          </table:table-cell>
          <table:table-cell table:formula="of:=[.A94]-[.A93]" office:value-type="float" office:value="0.250999927520752" calcext:value-type="float">
            <text:p>0.2509999275</text:p>
          </table:table-cell>
          <table:table-cell office:value-type="float" office:value="1.82999992370605" calcext:value-type="float">
            <text:p>1.8299999237</text:p>
          </table:table-cell>
          <table:table-cell table:number-columns-repeated="3"/>
        </table:table-row>
        <table:table-row table:style-name="ro1">
          <table:table-cell office:value-type="float" office:value="1400121392.757" calcext:value-type="float">
            <text:p>1400121392.757</text:p>
          </table:table-cell>
          <table:table-cell table:formula="of:=[.A95]-[.A94]" office:value-type="float" office:value="0.250999927520752" calcext:value-type="float">
            <text:p>0.2509999275</text:p>
          </table:table-cell>
          <table:table-cell office:value-type="float" office:value="1.83699989318848" calcext:value-type="float">
            <text:p>1.8369998932</text:p>
          </table:table-cell>
          <table:table-cell table:number-columns-repeated="3"/>
        </table:table-row>
        <table:table-row table:style-name="ro1">
          <table:table-cell office:value-type="float" office:value="1400121393.007" calcext:value-type="float">
            <text:p>1400121393.007</text:p>
          </table:table-cell>
          <table:table-cell table:formula="of:=[.A96]-[.A95]" office:value-type="float" office:value="0.25" calcext:value-type="float">
            <text:p>0.25</text:p>
          </table:table-cell>
          <table:table-cell office:value-type="float" office:value="1.83899998664856" calcext:value-type="float">
            <text:p>1.8389999866</text:p>
          </table:table-cell>
          <table:table-cell table:number-columns-repeated="3"/>
        </table:table-row>
        <table:table-row table:style-name="ro1">
          <table:table-cell office:value-type="float" office:value="1400121393.259" calcext:value-type="float">
            <text:p>1400121393.259</text:p>
          </table:table-cell>
          <table:table-cell table:formula="of:=[.A97]-[.A96]" office:value-type="float" office:value="0.252000093460083" calcext:value-type="float">
            <text:p>0.2520000935</text:p>
          </table:table-cell>
          <table:table-cell office:value-type="float" office:value="1.8439998626709" calcext:value-type="float">
            <text:p>1.8439998627</text:p>
          </table:table-cell>
          <table:table-cell table:number-columns-repeated="3"/>
        </table:table-row>
        <table:table-row table:style-name="ro1">
          <table:table-cell office:value-type="float" office:value="1400121395.43" calcext:value-type="float">
            <text:p>1400121395.43</text:p>
          </table:table-cell>
          <table:table-cell table:formula="of:=[.A98]-[.A97]" office:value-type="float" office:value="2.1710000038147" calcext:value-type="float">
            <text:p>2.1710000038</text:p>
          </table:table-cell>
          <table:table-cell office:value-type="float" office:value="1.86500000953674" calcext:value-type="float">
            <text:p>1.8650000095</text:p>
          </table:table-cell>
          <table:table-cell table:number-columns-repeated="3"/>
        </table:table-row>
        <table:table-row table:style-name="ro1">
          <table:table-cell office:value-type="float" office:value="1400121395.681" calcext:value-type="float">
            <text:p>1400121395.681</text:p>
          </table:table-cell>
          <table:table-cell table:formula="of:=[.A99]-[.A98]" office:value-type="float" office:value="0.250999927520752" calcext:value-type="float">
            <text:p>0.2509999275</text:p>
          </table:table-cell>
          <table:table-cell office:value-type="float" office:value="1.96700000762939" calcext:value-type="float">
            <text:p>1.9670000076</text:p>
          </table:table-cell>
          <table:table-cell table:number-columns-repeated="3"/>
        </table:table-row>
        <table:table-row table:style-name="ro1">
          <table:table-cell office:value-type="float" office:value="1400121395.932" calcext:value-type="float">
            <text:p>1400121395.932</text:p>
          </table:table-cell>
          <table:table-cell table:formula="of:=[.A100]-[.A99]" office:value-type="float" office:value="0.250999927520752" calcext:value-type="float">
            <text:p>0.2509999275</text:p>
          </table:table-cell>
          <table:table-cell office:value-type="float" office:value="2.00400018692017" calcext:value-type="float">
            <text:p>2.0040001869</text:p>
          </table:table-cell>
          <table:table-cell table:number-columns-repeated="3"/>
        </table:table-row>
        <table:table-row table:style-name="ro1">
          <table:table-cell office:value-type="float" office:value="1400121396.183" calcext:value-type="float">
            <text:p>1400121396.183</text:p>
          </table:table-cell>
          <table:table-cell table:formula="of:=[.A101]-[.A100]" office:value-type="float" office:value="0.251000165939331" calcext:value-type="float">
            <text:p>0.2510001659</text:p>
          </table:table-cell>
          <table:table-cell office:value-type="float" office:value="2.03600001335144" calcext:value-type="float">
            <text:p>2.0360000134</text:p>
          </table:table-cell>
          <table:table-cell table:number-columns-repeated="3"/>
        </table:table-row>
        <table:table-row table:style-name="ro1">
          <table:table-cell office:value-type="float" office:value="1400121396.434" calcext:value-type="float">
            <text:p>1400121396.434</text:p>
          </table:table-cell>
          <table:table-cell table:formula="of:=[.A102]-[.A101]" office:value-type="float" office:value="0.250999927520752" calcext:value-type="float">
            <text:p>0.2509999275</text:p>
          </table:table-cell>
          <table:table-cell office:value-type="float" office:value="2.08599996566772" calcext:value-type="float">
            <text:p>2.0859999657</text:p>
          </table:table-cell>
          <table:table-cell table:number-columns-repeated="3"/>
        </table:table-row>
        <table:table-row table:style-name="ro1">
          <table:table-cell office:value-type="float" office:value="1400121396.685" calcext:value-type="float">
            <text:p>1400121396.685</text:p>
          </table:table-cell>
          <table:table-cell table:formula="of:=[.A103]-[.A102]" office:value-type="float" office:value="0.250999927520752" calcext:value-type="float">
            <text:p>0.2509999275</text:p>
          </table:table-cell>
          <table:table-cell office:value-type="float" office:value="2.1710000038147" calcext:value-type="float">
            <text:p>2.1710000038</text:p>
          </table:table-cell>
          <table:table-cell table:number-columns-repeated="3"/>
        </table:table-row>
        <table:table-row table:style-name="ro1">
          <table:table-cell office:value-type="float" office:value="1400121398.51" calcext:value-type="float">
            <text:p>1400121398.51</text:p>
          </table:table-cell>
          <table:table-cell table:formula="of:=[.A104]-[.A103]" office:value-type="float" office:value="1.82500004768372" calcext:value-type="float">
            <text:p>1.8250000477</text:p>
          </table:table-cell>
          <table:table-cell office:value-type="float" office:value="2.25600004196167" calcext:value-type="float">
            <text:p>2.256000042</text:p>
          </table:table-cell>
          <table:table-cell table:number-columns-repeated="3"/>
        </table:table-row>
        <table:table-row table:style-name="ro1">
          <table:table-cell office:value-type="float" office:value="1400121398.76" calcext:value-type="float">
            <text:p>1400121398.76</text:p>
          </table:table-cell>
          <table:table-cell table:formula="of:=[.A105]-[.A104]" office:value-type="float" office:value="0.25" calcext:value-type="float">
            <text:p>0.25</text:p>
          </table:table-cell>
          <table:table-cell office:value-type="float" office:value="2.28900003433228" calcext:value-type="float">
            <text:p>2.2890000343</text:p>
          </table:table-cell>
          <table:table-cell table:number-columns-repeated="3"/>
        </table:table-row>
        <table:table-row table:style-name="ro1">
          <table:table-cell office:value-type="float" office:value="1400121399.011" calcext:value-type="float">
            <text:p>1400121399.011</text:p>
          </table:table-cell>
          <table:table-cell table:formula="of:=[.A106]-[.A105]" office:value-type="float" office:value="0.250999927520752" calcext:value-type="float">
            <text:p>0.2509999275</text:p>
          </table:table-cell>
          <table:table-cell office:value-type="float" office:value="2.35199999809265" calcext:value-type="float">
            <text:p>2.3519999981</text:p>
          </table:table-cell>
          <table:table-cell table:number-columns-repeated="3"/>
        </table:table-row>
        <table:table-row table:style-name="ro1">
          <table:table-cell office:value-type="float" office:value="1400121399.262" calcext:value-type="float">
            <text:p>1400121399.262</text:p>
          </table:table-cell>
          <table:table-cell table:formula="of:=[.A107]-[.A106]" office:value-type="float" office:value="0.251000165939331" calcext:value-type="float">
            <text:p>0.2510001659</text:p>
          </table:table-cell>
          <table:table-cell office:value-type="float" office:value="2.35799980163574" calcext:value-type="float">
            <text:p>2.3579998016</text:p>
          </table:table-cell>
          <table:table-cell table:number-columns-repeated="3"/>
        </table:table-row>
        <table:table-row table:style-name="ro1">
          <table:table-cell office:value-type="float" office:value="1400121399.513" calcext:value-type="float">
            <text:p>1400121399.513</text:p>
          </table:table-cell>
          <table:table-cell table:formula="of:=[.A108]-[.A107]" office:value-type="float" office:value="0.250999927520752" calcext:value-type="float">
            <text:p>0.2509999275</text:p>
          </table:table-cell>
          <table:table-cell office:value-type="float" office:value="2.36199998855591" calcext:value-type="float">
            <text:p>2.3619999886</text:p>
          </table:table-cell>
          <table:table-cell table:number-columns-repeated="3"/>
        </table:table-row>
        <table:table-row table:style-name="ro1">
          <table:table-cell office:value-type="float" office:value="1400121399.764" calcext:value-type="float">
            <text:p>1400121399.764</text:p>
          </table:table-cell>
          <table:table-cell table:formula="of:=[.A109]-[.A108]" office:value-type="float" office:value="0.250999927520752" calcext:value-type="float">
            <text:p>0.2509999275</text:p>
          </table:table-cell>
          <table:table-cell office:value-type="float" office:value="2.39900016784668" calcext:value-type="float">
            <text:p>2.399000167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3:Sheet1.C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ui</meta:initial-creator>
    <meta:creation-date>2015-07-23T13:38:52.699862416</meta:creation-date>
    <dc:date>2015-07-23T13:44:25.996842042</dc:date>
    <dc:creator>Nathan Hui</dc:creator>
    <meta:editing-duration>PT5M33S</meta:editing-duration>
    <meta:editing-cycles>1</meta:editing-cycles>
    <meta:document-statistic meta:table-count="1" meta:cell-count="334" meta:object-count="0"/>
    <meta:generator>LibreOffice/4.3.6.2$Linux_X86_64 LibreOffice_project/d50a87b2e514536ed401c18000dad4660b6a169e</meta:generator>
  </office:meta>
</office:document-meta>
</file>